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margin-top="0in" fo:margin-bottom="0.139in" style:contextual-spacing="false" fo:line-height="0.1917in" fo:text-align="start" style:justify-single-word="false" fo:text-indent="0in" style:auto-text-indent="false"/>
      <style:text-properties officeooo:paragraph-rsid="000e113d"/>
    </style:style>
    <style:style style:name="P2" style:family="paragraph" style:parent-style-name="Standard">
      <style:paragraph-properties fo:margin-left="0in" fo:margin-right="0in" fo:margin-top="0in" fo:margin-bottom="0.139in" style:contextual-spacing="false" fo:line-height="0.1917in" fo:text-align="start" style:justify-single-word="false" fo:text-indent="0in" style:auto-text-indent="false"/>
      <style:text-properties officeooo:paragraph-rsid="000f97fb"/>
    </style:style>
    <style:style style:name="P3" style:family="paragraph" style:parent-style-name="Standard">
      <style:paragraph-properties fo:margin-left="0in" fo:margin-right="0in" fo:margin-top="0in" fo:margin-bottom="0.139in" style:contextual-spacing="false" fo:line-height="0.1917in" fo:text-align="start" style:justify-single-word="false" fo:text-indent="0in" style:auto-text-indent="false"/>
      <style:text-properties officeooo:rsid="000e113d" officeooo:paragraph-rsid="000e113d"/>
    </style:style>
    <style:style style:name="P4" style:family="paragraph" style:parent-style-name="Standard">
      <style:paragraph-properties fo:margin-left="0in" fo:margin-right="0in" fo:margin-top="0in" fo:margin-bottom="0.139in" style:contextual-spacing="false" fo:line-height="0.1917in" fo:text-align="start" style:justify-single-word="false" fo:text-indent="0in" style:auto-text-indent="false"/>
      <style:text-properties officeooo:rsid="000f97fb" officeooo:paragraph-rsid="000f97fb"/>
    </style:style>
    <style:style style:name="P5" style:family="paragraph" style:parent-style-name="Standard">
      <style:paragraph-properties fo:margin-left="0in" fo:margin-right="0in" fo:margin-top="0in" fo:margin-bottom="0.139in" style:contextual-spacing="false" fo:line-height="0.1917in" fo:text-align="start" style:justify-single-word="false" fo:text-indent="0in" style:auto-text-indent="false"/>
      <style:text-properties fo:font-size="14pt" fo:font-weight="bold" officeooo:rsid="000f97fb" officeooo:paragraph-rsid="000f97fb" style:font-size-asian="14pt" style:font-weight-asian="bold" style:font-size-complex="14pt" style:font-weight-complex="bold"/>
    </style:style>
    <style:style style:name="P6" style:family="paragraph" style:parent-style-name="Standard">
      <style:paragraph-properties fo:margin-left="0in" fo:margin-right="0in" fo:margin-top="0in" fo:margin-bottom="0.139in" style:contextual-spacing="false" fo:line-height="0.1917in" fo:text-align="start" style:justify-single-word="false" fo:text-indent="0in" style:auto-text-indent="false"/>
      <style:text-properties fo:font-size="14pt" fo:font-weight="bold" officeooo:paragraph-rsid="000f97fb" style:font-size-asian="14pt" style:font-weight-asian="bold" style:font-size-complex="14pt" style:font-weight-complex="bold"/>
    </style:style>
    <style:style style:name="P7" style:family="paragraph" style:parent-style-name="Standard">
      <style:paragraph-properties fo:margin-left="0in" fo:margin-right="0in" fo:margin-top="0in" fo:margin-bottom="0.139in" style:contextual-spacing="false" fo:line-height="0.1917in" fo:text-align="start" style:justify-single-word="false" fo:text-indent="0in" style:auto-text-indent="false"/>
      <style:text-properties fo:font-size="11pt" fo:font-weight="normal" officeooo:rsid="000f97fb" officeooo:paragraph-rsid="000f97fb" style:font-size-asian="9.60000038146973pt" style:font-weight-asian="normal" style:font-size-complex="11pt" style:font-weight-complex="normal"/>
    </style:style>
    <style:style style:name="T1" style:family="text">
      <style:text-properties fo:color="#00000a" style:font-name="Calibri" fo:font-size="11pt" fo:letter-spacing="normal" fo:background-color="#ffffff" style:font-name-asian="Calibri1" style:font-size-asian="11pt" style:font-name-complex="Calibri1"/>
    </style:style>
    <style:style style:name="T2" style:family="text">
      <style:text-properties fo:color="#00000a" style:font-name="Calibri" fo:font-size="11pt" fo:letter-spacing="normal" officeooo:rsid="000e113d" fo:background-color="#ffffff" style:font-name-asian="Calibri1" style:font-size-asian="11pt" style:font-name-complex="Calibri1"/>
    </style:style>
    <style:style style:name="T3" style:family="text">
      <style:text-properties fo:color="#00000a" style:font-name="Calibri" fo:letter-spacing="normal" fo:background-color="#ffffff" style:font-name-asian="Calibri1" style:font-name-complex="Calibri1"/>
    </style:style>
    <style:style style:name="T4" style:family="text">
      <style:text-properties fo:color="#00000a" style:font-name="Calibri" fo:letter-spacing="normal" officeooo:rsid="000e113d" fo:background-color="#ffffff" style:font-name-asian="Calibri1" style:font-name-complex="Calibri1"/>
    </style:style>
    <style:style style:name="T5" style:family="text">
      <style:text-properties fo:color="#00000a" style:font-name="Calibri" fo:letter-spacing="normal" officeooo:rsid="000f97fb" fo:background-color="#ffffff" style:font-name-asian="Calibri1" style:font-name-complex="Calibri1"/>
    </style:style>
    <style:style style:name="T6" style:family="text">
      <style:text-properties fo:color="#00000a" style:font-name="Calibri" fo:letter-spacing="normal" fo:font-weight="normal" officeooo:rsid="000f97fb" fo:background-color="#ffffff" style:font-name-asian="Calibri1" style:font-weight-asian="normal" style:font-name-complex="Calibri1"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Florida Center for Mathematical Coaching and Consulting provides tutoring services in quantitative courses in the Southwest Florida area. Tutoring sessions helps students grasp the concepts they will need to know to perform well in and outside of the classroom, as well as develop study strategies to effectively prepare for exams in their class. Tutoring is available in courses </text:span><text:span text:style-name="T2">from kiindergarten though college and adult learning. More specifically services include, but are not limited to, the following courses:</text:span></text:p>
      <text:p text:style-name="P5"><text:span text:style-name="T3">K-12 and College Level Courses</text:span></text:p>
      <text:p text:style-name="P1"><text:span text:style-name="T2">B</text:span><text:span text:style-name="T1">asic </text:span><text:span text:style-name="T2">M</text:span><text:span text:style-name="T1">athematics </text:span><text:span text:style-name="T2">and Arithmetic – from Elementary School to Adult Learners</text:span></text:p>
      <text:p text:style-name="P4"><text:span text:style-name="T2">D</text:span><text:span text:style-name="T1">evelopmental Mathematics</text:span></text:p>
      <text:p text:style-name="P4"><text:span text:style-name="T2">P</text:span><text:span text:style-name="T1">re-Algebra</text:span></text:p>
      <text:p text:style-name="P1"><text:span text:style-name="T2">Al</text:span><text:span text:style-name="T1">gebra </text:span><text:span text:style-name="T2">I</text:span></text:p>
      <text:p text:style-name="P4"><text:span text:style-name="T2">G</text:span><text:span text:style-name="T1">eometry</text:span></text:p>
      <text:p text:style-name="P1"><text:span text:style-name="T2">Algebra II</text:span></text:p>
      <text:p text:style-name="P4"><text:span text:style-name="T2">T</text:span><text:span text:style-name="T1">rigonometry</text:span></text:p>
      <text:p text:style-name="P1"><text:span text:style-name="T2">P</text:span><text:span text:style-name="T1">re-calculus</text:span></text:p>
      <text:p text:style-name="P1"><text:span text:style-name="T2">Discrete math</text:span></text:p>
      <text:p text:style-name="P3"><text:span text:style-name="T1">Mathematical Models</text:span></text:p>
      <text:p text:style-name="P3"><text:span text:style-name="T2">L</text:span><text:span text:style-name="T1">iberal Arts Mathematics</text:span></text:p>
      <text:p text:style-name="P1"><text:span text:style-name="T2">Calculus</text:span></text:p>
      <text:p text:style-name="P1"><text:span text:style-name="T2">S</text:span><text:span text:style-name="T1">tatistics</text:span></text:p>
      <text:p text:style-name="P1"><text:span text:style-name="T2">Advanced Statistics - <text:s/>Regressiona Analysis, Design of Experiments, Managerial Data Analysis</text:span></text:p>
      <text:p text:style-name="P3"><text:span text:style-name="T2">M</text:span><text:span text:style-name="T1">anagerial Statistics</text:span></text:p>
      <text:p text:style-name="P1"><text:span text:style-name="T2">M</text:span><text:span text:style-name="T1">easurement and </text:span><text:span text:style-name="T2">A</text:span><text:span text:style-name="T1">ssessment</text:span></text:p>
      <text:p text:style-name="P3"><text:span text:style-name="T2">D</text:span><text:span text:style-name="T1">ata Analysis and Decision Making</text:span></text:p>
      <text:p text:style-name="P5"><text:span text:style-name="T3">PREPARING FOR STANDARDIZED TEST <text:s/>- School Testing Programs, College and Graduate School Entrance Exams, Military, and Industry.</text:span></text:p>
      <text:p text:style-name="P7"><text:span text:style-name="T3">FCAT</text:span></text:p>
      <text:p text:style-name="P7"><text:span text:style-name="T3">GED</text:span></text:p>
      <text:p text:style-name="P7"><text:span text:style-name="T3">ACT</text:span></text:p>
      <text:p text:style-name="P7"><text:span text:style-name="T3">SAT</text:span></text:p>
      <text:p text:style-name="P7"><text:span text:style-name="T3">LSAT</text:span></text:p>
      <text:p text:style-name="P7"><text:span text:style-name="T3">MCAT</text:span></text:p>
      <text:p text:style-name="P7"><text:soft-page-break/><text:span text:style-name="T3">AP EXAMS</text:span></text:p>
      <text:p text:style-name="P7"><text:span text:style-name="T3">ASVAB</text:span></text:p>
      <text:p text:style-name="P7"><text:span text:style-name="T3"/></text:p>
      <text:p text:style-name="P5"><text:span text:style-name="T4">M</text:span><text:span text:style-name="T3">ath for Management</text:span></text:p>
      <text:p text:style-name="P1"><text:span text:style-name="T2">F</text:span><text:span text:style-name="T1">inance and business mathematics</text:span></text:p>
      <text:p text:style-name="P3"><text:span text:style-name="T1">Root Cause Analysis</text:span></text:p>
      <text:p text:style-name="P3"><text:span text:style-name="T1">Statistical Process Control</text:span></text:p>
      <text:p text:style-name="P2"><text:span text:style-name="T2">Q</text:span><text:span text:style-name="T1">uantit</text:span><text:span text:style-name="T2">ative</text:span><text:span text:style-name="T1"> analysis for decision makin</text:span></text:p>
      <text:p text:style-name="P6"><text:span text:style-name="T5">Math for Global Certifications</text:span></text:p>
      <text:p text:style-name="P6"><text:span text:style-name="T6">PMP (Project Management <text:s/>Certifications</text:span></text:p>
      <text:p text:style-name="P6"><text:span text:style-name="T6">Lean Six Sigma</text:span></text:p>
      <text:p text:style-name="P6"><text:span text:style-name="T6">ISO</text:span></text:p>
      <text:p text:style-name="P6"><text:span text:style-name="T3"><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30T10:53:43.807000000</meta:creation-date>
    <dc:date>2014-04-30T11:23:44.806000000</dc:date>
    <meta:editing-duration>PT29M24S</meta:editing-duration>
    <meta:editing-cycles>2</meta:editing-cycles>
    <meta:generator>LibreOffice/4.1.4.2$Windows_x86 LibreOffice_project/0a0440ccc0227ad9829de5f46be37cfb6edcf72</meta:generator>
    <meta:document-statistic meta:table-count="0" meta:image-count="0" meta:object-count="0" meta:page-count="2" meta:paragraph-count="38" meta:word-count="188" meta:character-count="1339" meta:non-whitespace-character-count="1183"/>
  </office:meta>
</office:document-meta>
</file>